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P2" style:family="paragraph" style:parent-style-name="Standard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laration:</text:p>
      <text:p text:style-name="Standard">We hereby declare that the work contained in the following document is entirely the work of the undersigned. Those signed below have agreed the following split of marks for the project:</text:p>
      <text:p text:style-name="P2">Alex Jones<text:tab/><text:tab/><text:tab/><text:tab/> 20%</text:p>
      <text:p text:style-name="P2">Charles Crawford<text:tab/><text:tab/><text:tab/> 20%</text:p>
      <text:p text:style-name="P2">Jack Williams<text:tab/><text:tab/><text:tab/><text:tab/> 20%</text:p>
      <text:p text:style-name="P2">Liam Wardle <text:tab/><text:tab/><text:tab/><text:tab/> 20%<text:bookmark text:name="_GoBack"/></text:p>
      <text:p text:style-name="P2">Yucheng Zhu <text:tab/><text:tab/><text:tab/><text:tab/> 2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</meta:initial-creator>
    <meta:editing-cycles>3</meta:editing-cycles>
    <meta:creation-date>2016-01-11T20:54:00</meta:creation-date>
    <dc:date>2016-01-21T13:26:43.009712445</dc:date>
    <meta:editing-duration>PT17M21S</meta:editing-duration>
    <meta:generator>LibreOffice/4.3.7.2$Linux_X86_64 LibreOffice_project/430$Build-2</meta:generator>
    <dc:creator>Jack Williams</dc:creator>
    <meta:document-statistic meta:table-count="0" meta:image-count="0" meta:object-count="0" meta:page-count="1" meta:paragraph-count="7" meta:word-count="47" meta:character-count="299" meta:non-whitespace-character-count="2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